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F2000001C6D1DD3F5E0C497E57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entury Schoolbook" svg:font-family="'Century Schoolbook'" style:font-family-generic="roman"/>
    <style:font-face style:name="Liberation Sans" svg:font-family="'Liberation Sans'" style:font-family-generic="swiss" style:font-pitch="variable"/>
    <style:font-face style:name="Microsoft JhengHei" svg:font-family="'Microsoft JhengHei'" style:font-family-generic="roman" style:font-pitch="variable"/>
    <style:font-face style:name="Microsoft JhengHei1" svg:font-family="'Microsoft Jheng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华文宋体" svg:font-family="华文宋体" style:font-pitch="variable"/>
    <style:font-face style:name="微軟正黑體" svg:font-family="微軟正黑體" style:font-family-generic="swiss" style:font-pitch="variable"/>
  </office:font-face-decls>
  <office:automatic-styles>
    <style:style style:name="Table1" style:family="table">
      <style:table-properties style:width="18.997cm" fo:margin-left="0.005cm" fo:margin-top="0cm" fo:margin-bottom="0cm" table:align="left" style:writing-mode="lr-tb"/>
    </style:style>
    <style:style style:name="Table1.A" style:family="table-column">
      <style:table-column-properties style:column-width="1.647cm"/>
    </style:style>
    <style:style style:name="Table1.B" style:family="table-column">
      <style:table-column-properties style:column-width="0.887cm"/>
    </style:style>
    <style:style style:name="Table1.C" style:family="table-column">
      <style:table-column-properties style:column-width="3.762cm"/>
    </style:style>
    <style:style style:name="Table1.D" style:family="table-column">
      <style:table-column-properties style:column-width="0.624cm"/>
    </style:style>
    <style:style style:name="Table1.E" style:family="table-column">
      <style:table-column-properties style:column-width="2.323cm"/>
    </style:style>
    <style:style style:name="Table1.F" style:family="table-column">
      <style:table-column-properties style:column-width="2.686cm"/>
    </style:style>
    <style:style style:name="Table1.G" style:family="table-column">
      <style:table-column-properties style:column-width="0.898cm"/>
    </style:style>
    <style:style style:name="Table1.H" style:family="table-column">
      <style:table-column-properties style:column-width="0.427cm"/>
    </style:style>
    <style:style style:name="Table1.I" style:family="table-column">
      <style:table-column-properties style:column-width="5.741cm"/>
    </style:style>
    <style:style style:name="Table1.1" style:family="table-row">
      <style:table-row-properties style:min-row-height="0.494cm" fo:keep-together="auto"/>
    </style:style>
    <style:style style:name="Table1.A1" style:family="table-cell">
      <style:table-cell-properties style:vertical-align="middle" fo:padding="0.101cm" fo:border-left="none" fo:border-right="none" fo:border-top="none" fo:border-bottom="0.75pt solid #000000"/>
    </style:style>
    <style:style style:name="Table1.2" style:family="table-row">
      <style:table-row-properties style:min-row-height="1.074cm" fo:keep-together="auto"/>
    </style:style>
    <style:style style:name="Table1.A2" style:family="table-cell">
      <style:table-cell-properties style:vertical-align="middle" fo:padding="0.101cm" fo:border-left="0.75pt solid #000000" fo:border-right="none" fo:border-top="none" fo:border-bottom="0.75pt solid #000000"/>
    </style:style>
    <style:style style:name="Table1.G2" style:family="table-cell">
      <style:table-cell-properties style:vertical-align="middle" fo:padding="0.101cm" fo:border-left="0.75pt solid #000000" fo:border-right="0.75pt solid #000000" fo:border-top="none" fo:border-bottom="0.75pt solid #000000"/>
    </style:style>
    <style:style style:name="Table1.3" style:family="table-row">
      <style:table-row-properties style:min-row-height="1.072cm" fo:keep-together="auto"/>
    </style:style>
    <style:style style:name="Table1.5" style:family="table-row">
      <style:table-row-properties style:min-row-height="1.069cm" fo:keep-together="auto"/>
    </style:style>
    <style:style style:name="Table1.7" style:family="table-row">
      <style:table-row-properties style:min-row-height="4.743cm" fo:keep-together="auto"/>
    </style:style>
    <style:style style:name="Table1.A7" style:family="table-cell">
      <style:table-cell-properties fo:padding-left="0.012cm" fo:padding-right="0.012cm" fo:padding-top="0cm" fo:padding-bottom="0cm" fo:border="0.75pt solid #000000"/>
    </style:style>
    <style:style style:name="Table1.8" style:family="table-row">
      <style:table-row-properties style:min-row-height="0.875cm" fo:keep-together="auto"/>
    </style:style>
    <style:style style:name="Table1.A8" style:family="table-cell">
      <style:table-cell-properties style:vertical-align="middle" fo:padding-left="0.012cm" fo:padding-right="0.012cm" fo:padding-top="0cm" fo:padding-bottom="0cm" fo:border="0.75pt solid #000000"/>
    </style:style>
    <style:style style:name="Table1.A9" style:family="table-cell">
      <style:table-cell-properties fo:padding-left="0.012cm" fo:padding-right="0.012cm" fo:padding-top="0cm" fo:padding-bottom="0cm" fo:border="0.75pt solid #000000"/>
    </style:style>
    <style:style style:name="Table1.A11" style:family="table-cell">
      <style:table-cell-properties fo:padding-left="0.012cm" fo:padding-right="0.012cm" fo:padding-top="0cm" fo:padding-bottom="0cm" fo:border="0.75pt solid #000000"/>
    </style:style>
    <style:style style:name="Table1.12" style:family="table-row">
      <style:table-row-properties style:min-row-height="4.644cm" fo:keep-together="auto"/>
    </style:style>
    <style:style style:name="Table1.A12" style:family="table-cell">
      <style:table-cell-properties fo:padding-left="0.012cm" fo:padding-right="0.012cm" fo:padding-top="0cm" fo:padding-bottom="0cm" fo:border="0.75pt solid #000000"/>
    </style:style>
    <style:style style:name="Table1.13" style:family="table-row">
      <style:table-row-properties style:min-row-height="1.272cm" fo:keep-together="auto"/>
    </style:style>
    <style:style style:name="Table1.A13" style:family="table-cell">
      <style:table-cell-properties style:vertical-align="middle" fo:padding-left="0.012cm" fo:padding-right="0.012cm" fo:padding-top="0cm" fo:padding-bottom="0cm" fo:border-left="0.75pt solid #000000" fo:border-right="1pt solid #000000" fo:border-top="0.75pt solid #000000" fo:border-bottom="0.75pt solid #000000"/>
    </style:style>
    <style:style style:name="Table1.D13" style:family="table-cell">
      <style:table-cell-properties style:vertical-align="middle" fo:padding-left="0.012cm" fo:padding-right="0.012cm" fo:padding-top="0cm" fo:padding-bottom="0cm" fo:border-left="1pt solid #000000" fo:border-right="1pt solid #000000" fo:border-top="0.75pt solid #000000" fo:border-bottom="0.75pt solid #000000"/>
    </style:style>
    <style:style style:name="Table1.H13" style:family="table-cell">
      <style:table-cell-properties style:vertical-align="middle" fo:padding-left="0.012cm" fo:padding-right="0.012cm" fo:padding-top="0cm" fo:padding-bottom="0cm" fo:border-left="1pt solid #000000" fo:border-right="0.75pt solid #000000" fo:border-top="0.75pt solid #000000" fo:border-bottom="0.75pt solid #000000"/>
    </style:style>
    <style:style style:name="Table1.14" style:family="table-row">
      <style:table-row-properties style:min-row-height="1.277cm" fo:keep-together="auto"/>
    </style:style>
    <style:style style:name="P1" style:family="paragraph" style:parent-style-name="Header">
      <style:paragraph-properties fo:margin-top="0.101cm" fo:margin-bottom="0.101cm" style:contextual-spacing="false" fo:line-height="0.049cm"/>
      <style:text-properties officeooo:paragraph-rsid="00137178"/>
    </style:style>
    <style:style style:name="P2" style:family="paragraph" style:parent-style-name="Standard">
      <style:paragraph-properties fo:line-height="0.199cm"/>
      <style:text-properties officeooo:paragraph-rsid="00137178"/>
    </style:style>
    <style:style style:name="P3" style:family="paragraph" style:parent-style-name="Footer">
      <style:paragraph-properties fo:text-align="start" style:justify-single-word="false"/>
      <style:text-properties style:font-name="微軟正黑體" fo:font-size="10pt" officeooo:paragraph-rsid="00245966" style:font-size-asian="10pt" style:font-size-complex="10pt"/>
    </style:style>
    <style:style style:name="P4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fo:letter-spacing="normal" fo:font-weight="bold" officeooo:paragraph-rsid="00137178" style:letter-kerning="false" style:font-name-asian="微軟正黑體" style:font-size-asian="10pt" style:font-weight-asian="bold" style:font-name-complex="Microsoft JhengHei1" style:font-size-complex="10pt" style:font-weight-complex="bold"/>
    </style:style>
    <style:style style:name="P5" style:family="paragraph" style:parent-style-name="Table_20_Paragraph">
      <loext:graphic-properties draw:fill-hatch-name="hatch"/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style:font-name="微軟正黑體" fo:font-size="10pt" fo:letter-spacing="normal" style:font-name-asian="微軟正黑體" style:font-size-asian="10pt"/>
    </style:style>
    <style:style style:name="P6" style:family="paragraph" style:parent-style-name="Table_20_Paragraph">
      <loext:graphic-properties draw:fill-hatch-name="hatch"/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style:font-name="微軟正黑體" fo:font-size="10pt" fo:letter-spacing="normal" style:font-name-asian="微軟正黑體" style:font-size-asian="10pt" style:text-scale="95%"/>
    </style:style>
    <style:style style:name="P7" style:family="paragraph" style:parent-style-name="Text_20_body">
      <loext:graphic-properties draw:fill-hatch-name="hatch"/>
      <style:paragraph-properties fo:margin-left="0cm" fo:margin-right="0cm" fo:margin-top="0cm" fo:margin-bottom="0cm" style:contextual-spacing="false" fo:text-align="start" style:justify-single-word="false" fo:orphans="0" fo:widows="0" fo:text-indent="0cm" style:auto-text-indent="false"/>
      <style:text-properties style:font-name="微軟正黑體" fo:font-size="10pt" fo:letter-spacing="normal" officeooo:paragraph-rsid="002270a7" style:font-name-asian="微軟正黑體" style:font-size-asian="10pt" style:font-size-complex="10pt"/>
    </style:style>
    <style:style style:name="P8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officeooo:paragraph-rsid="00137178" style:font-name-asian="微軟正黑體" style:font-size-asian="10pt" style:font-name-complex="Microsoft JhengHei1" style:font-size-complex="10pt" style:text-scale="95%"/>
    </style:style>
    <style:style style:name="P9" style:family="paragraph" style:parent-style-name="Table_20_Paragraph">
      <loext:graphic-properties draw:fill-hatch-name="hatch"/>
      <style:paragraph-properties fo:margin-left="0cm" fo:margin-right="0cm" fo:line-height="0.644cm" fo:text-align="center" style:justify-single-word="false" fo:orphans="0" fo:widows="0" fo:text-indent="0cm" style:auto-text-indent="false"/>
      <style:text-properties style:font-name="微軟正黑體" fo:font-size="10pt" style:font-name-asian="微軟正黑體" style:font-size-asian="10pt"/>
    </style:style>
    <style:style style:name="P10" style:family="paragraph" style:parent-style-name="Table_20_Paragraph">
      <loext:graphic-properties draw:fill-hatch-name="hatch"/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style:font-name="微軟正黑體" fo:font-size="10pt" style:font-name-asian="微軟正黑體" style:font-size-asian="10pt"/>
    </style:style>
    <style:style style:name="P11" style:family="paragraph" style:parent-style-name="Table_20_Paragraph">
      <loext:graphic-properties draw:fill-hatch-name="hatch"/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>
        <style:tab-stops>
          <style:tab-stop style:position="1.614cm"/>
        </style:tab-stops>
      </style:paragraph-properties>
      <style:text-properties style:font-name="微軟正黑體" fo:font-size="10pt" style:font-name-asian="微軟正黑體" style:font-size-asian="10pt"/>
    </style:style>
    <style:style style:name="P12" style:family="paragraph" style:parent-style-name="Table_20_Paragraph">
      <style:paragraph-properties fo:margin-left="0.146cm" fo:margin-right="0cm" fo:line-height="0.64cm" fo:orphans="0" fo:widows="0" fo:text-indent="0cm" style:auto-text-indent="false"/>
      <style:text-properties style:font-name="微軟正黑體" fo:font-size="10pt" style:font-name-asian="微軟正黑體" style:font-size-asian="10pt" style:text-scale="95%"/>
    </style:style>
    <style:style style:name="P13" style:family="paragraph" style:parent-style-name="Table_20_Paragraph">
      <style:paragraph-properties fo:margin-left="0.146cm" fo:margin-right="0cm" fo:margin-top="0cm" fo:margin-bottom="0cm" style:contextual-spacing="false" fo:line-height="0.64cm" fo:orphans="0" fo:widows="0" fo:text-indent="0cm" style:auto-text-indent="false"/>
      <style:text-properties style:font-name="微軟正黑體" fo:font-size="10pt" style:font-name-asian="微軟正黑體" style:font-size-asian="10pt" style:text-scale="95%"/>
    </style:style>
    <style:style style:name="P14" style:family="paragraph" style:parent-style-name="Table_20_Paragraph">
      <loext:graphic-properties draw:fill-hatch-name="hatch"/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style:font-name="微軟正黑體" fo:font-size="10pt" style:font-name-asian="微軟正黑體" style:font-size-asian="10pt" style:text-scale="95%"/>
    </style:style>
    <style:style style:name="P15" style:family="paragraph" style:parent-style-name="Table_20_Paragraph">
      <style:paragraph-properties fo:margin-left="0.146cm" fo:margin-right="0cm" fo:margin-top="0.021cm" fo:margin-bottom="0cm" style:contextual-spacing="false" fo:orphans="0" fo:widows="0" fo:text-indent="0cm" style:auto-text-indent="false"/>
      <style:text-properties style:font-name="微軟正黑體" fo:font-size="10pt" style:font-name-asian="微軟正黑體" style:font-size-asian="10pt" style:text-scale="95%"/>
    </style:style>
    <style:style style:name="P16" style:family="paragraph" style:parent-style-name="Table_20_Paragraph">
      <loext:graphic-properties draw:fill-hatch-name="hatch"/>
      <style:paragraph-properties fo:margin-left="0cm" fo:margin-right="0cm" fo:margin-top="0cm" fo:margin-bottom="0cm" style:contextual-spacing="false" fo:orphans="0" fo:widows="0" fo:text-indent="0cm" style:auto-text-indent="false"/>
      <style:text-properties style:font-name="微軟正黑體" fo:font-size="10pt" style:font-name-asian="微軟正黑體" style:font-size-asian="10pt" style:text-scale="95%"/>
    </style:style>
    <style:style style:name="P17" style:family="paragraph" style:parent-style-name="Table_20_Paragraph">
      <loext:graphic-properties draw:fill="none" draw:fill-hatch-name="hatch"/>
      <style:paragraph-properties fo:margin-left="0cm" fo:margin-right="0cm" fo:margin-top="0cm" fo:margin-bottom="0cm" style:contextual-spacing="false" fo:line-height="85%" fo:text-align="center" style:justify-single-word="false" fo:orphans="0" fo:widows="0" fo:text-indent="0cm" style:auto-text-indent="false" fo:background-color="transparent" style:writing-mode="lr-tb"/>
      <style:text-properties style:font-name="微軟正黑體" fo:font-size="10pt" style:font-name-asian="微軟正黑體" style:font-size-asian="10pt"/>
    </style:style>
    <style:style style:name="P18" style:family="paragraph" style:parent-style-name="Table_20_Paragraph">
      <loext:graphic-properties draw:fill-hatch-name="hatch"/>
      <style:paragraph-properties fo:margin-left="0cm" fo:margin-right="0cm" fo:margin-top="0cm" fo:margin-bottom="0cm" style:contextual-spacing="false" fo:orphans="0" fo:widows="0" fo:text-indent="0cm" style:auto-text-indent="false"/>
      <style:text-properties style:font-name="微軟正黑體" fo:font-size="10pt" style:font-name-asian="微軟正黑體" style:font-size-asian="10pt"/>
    </style:style>
    <style:style style:name="P19" style:family="paragraph" style:parent-style-name="Table_20_Paragraph">
      <loext:graphic-properties draw:fill-hatch-name="hatch"/>
      <style:paragraph-properties fo:margin-left="0cm" fo:margin-right="0cm" fo:margin-top="0cm" fo:margin-bottom="0cm" style:contextual-spacing="false" fo:orphans="0" fo:widows="0" fo:text-indent="0cm" style:auto-text-indent="false">
        <style:tab-stops>
          <style:tab-stop style:position="1.554cm"/>
          <style:tab-stop style:position="2.854cm"/>
        </style:tab-stops>
      </style:paragraph-properties>
      <style:text-properties style:font-name="微軟正黑體" fo:font-size="10pt" officeooo:paragraph-rsid="000c915b" style:font-name-asian="微軟正黑體" style:font-size-asian="10pt"/>
    </style:style>
    <style:style style:name="P20" style:family="paragraph" style:parent-style-name="Table_20_Paragraph">
      <loext:graphic-properties draw:fill-hatch-name="hatch"/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21" style:family="paragraph" style:parent-style-name="Table_20_Paragraph">
      <loext:graphic-properties draw:fill-hatch-name="hatch"/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style:font-name="微軟正黑體" fo:font-size="10pt" fo:letter-spacing="0.021cm" style:font-name-asian="微軟正黑體" style:font-size-asian="10pt"/>
    </style:style>
    <style:style style:name="P22" style:family="paragraph" style:parent-style-name="Table_20_Paragraph">
      <loext:graphic-properties draw:fill-hatch-name="hatch"/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style:font-name="微軟正黑體" fo:font-size="10pt" fo:letter-spacing="-0.004cm" style:font-name-asian="微軟正黑體" style:font-size-asian="10pt"/>
    </style:style>
    <style:style style:name="P23" style:family="paragraph" style:parent-style-name="Text_20_body">
      <loext:graphic-properties draw:fill="none" draw:fill-hatch-name="hatch"/>
      <style:paragraph-properties fo:margin-left="0cm" fo:margin-right="0.101cm" fo:margin-top="0cm" fo:margin-bottom="0cm" style:contextual-spacing="false" fo:line-height="100%" fo:text-align="end" style:justify-single-word="false" fo:orphans="0" fo:widows="0" fo:text-indent="0cm" style:auto-text-indent="false" fo:background-color="transparent" style:writing-mode="lr-tb"/>
      <style:text-properties style:font-name="微軟正黑體" fo:font-size="10pt" fo:letter-spacing="-0.004cm" officeooo:paragraph-rsid="002270a7" style:font-name-asian="微軟正黑體" style:font-size-asian="10pt" style:font-size-complex="10pt"/>
    </style:style>
    <style:style style:name="P24" style:family="paragraph" style:parent-style-name="Table_20_Paragraph">
      <loext:graphic-properties draw:fill-hatch-name="hatch"/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style:font-name="微軟正黑體" fo:font-size="10pt" fo:letter-spacing="0.026cm" style:font-name-asian="微軟正黑體" style:font-size-asian="10pt"/>
    </style:style>
    <style:style style:name="P25" style:family="paragraph" style:parent-style-name="Footer">
      <style:paragraph-properties fo:text-align="start" style:justify-single-word="false"/>
      <style:text-properties style:font-name="微軟正黑體" officeooo:paragraph-rsid="00245966"/>
    </style:style>
    <style:style style:name="P26" style:family="paragraph" style:parent-style-name="Table_20_Paragraph">
      <loext:graphic-properties draw:fill-hatch-name="hatch"/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>
        <style:tab-stops>
          <style:tab-stop style:position="2.955cm"/>
          <style:tab-stop style:position="4.558cm"/>
        </style:tab-stops>
      </style:paragraph-properties>
      <style:text-properties fo:font-size="10pt" officeooo:paragraph-rsid="00107dbb" style:font-size-asian="10pt"/>
    </style:style>
    <style:style style:name="P27" style:family="paragraph" style:parent-style-name="Table_20_Paragraph">
      <loext:graphic-properties draw:fill-hatch-name="hatch"/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fo:font-size="10pt" fo:letter-spacing="0.005cm" style:font-size-asian="10pt" style:text-scale="95%"/>
    </style:style>
    <style:style style:name="P28" style:family="paragraph" style:parent-style-name="Table_20_Paragraph">
      <loext:graphic-properties draw:fill-hatch-name="hatch"/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fo:font-size="10pt" fo:letter-spacing="0.016cm" style:font-size-asian="10pt"/>
    </style:style>
    <style:style style:name="P29" style:family="paragraph" style:parent-style-name="Table_20_Paragraph">
      <loext:graphic-properties draw:fill-hatch-name="hatch"/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style:font-name="Times New Roman" fo:font-size="10pt" style:font-size-asian="10pt"/>
    </style:style>
    <style:style style:name="P30" style:family="paragraph" style:parent-style-name="Text_20_body" style:master-page-name="">
      <style:paragraph-properties fo:margin-top="0cm" fo:margin-bottom="0cm" style:contextual-spacing="false" style:page-number="auto"/>
      <style:text-properties fo:font-size="6.84999990463257pt" officeooo:paragraph-rsid="001fbd27" style:font-size-asian="6pt" style:font-size-complex="6.84999990463257pt"/>
    </style:style>
    <style:style style:name="P31" style:family="paragraph" style:parent-style-name="Heading_20_1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8pt" officeooo:paragraph-rsid="00137178" style:font-name-asian="微軟正黑體" style:font-size-asian="18pt" style:font-name-complex="Microsoft JhengHei1" style:font-size-complex="18pt" style:text-scale="100%"/>
    </style:style>
    <style:style style:name="P32" style:family="paragraph" style:parent-style-name="Standard">
      <loext:graphic-properties draw:fill-hatch-name="hatch"/>
      <style:paragraph-properties fo:line-height="0.353cm" fo:text-align="center" style:justify-single-word="false"/>
      <style:text-properties officeooo:paragraph-rsid="0025547c"/>
    </style:style>
    <style:style style:name="P33" style:family="paragraph" style:parent-style-name="Text_20_body" style:master-page-name="Standard">
      <loext:graphic-properties draw:fill="solid" draw:fill-color="#cccccc" draw:fill-gradient-name="Gradient_20_5" draw:fill-hatch-name="hatch"/>
      <style:paragraph-properties fo:margin-top="0cm" fo:margin-bottom="0cm" style:contextual-spacing="false" fo:text-align="center" style:justify-single-word="false" style:page-number="auto" fo:background-color="#cccccc"/>
      <style:text-properties style:font-name="Times New Roman" fo:font-size="16pt" fo:font-weight="bold" officeooo:paragraph-rsid="001fbd27" style:font-size-asian="16pt" style:font-weight-asian="bold" style:font-size-complex="16pt" style:font-weight-complex="bold"/>
    </style:style>
    <style:style style:name="T1" style:family="text">
      <style:text-properties officeooo:rsid="00245966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245966" style:font-size-asian="10pt" style:font-size-complex="10pt"/>
    </style:style>
    <style:style style:name="T4" style:family="text">
      <style:text-properties fo:font-size="10pt" officeooo:rsid="0025547c" style:font-size-asian="10pt" style:font-size-complex="10pt"/>
    </style:style>
    <style:style style:name="T5" style:family="text">
      <style:text-properties fo:font-size="10pt" fo:letter-spacing="normal" style:font-name-asian="华文宋体" style:font-size-asian="10pt" style:font-size-complex="10pt"/>
    </style:style>
    <style:style style:name="T6" style:family="text">
      <style:text-properties fo:font-size="10pt" fo:letter-spacing="normal" officeooo:rsid="00245966" style:font-name-asian="华文宋体" style:font-size-asian="10pt" style:font-size-complex="10pt"/>
    </style:style>
    <style:style style:name="T7" style:family="text">
      <style:text-properties fo:font-size="10pt" fo:letter-spacing="normal" officeooo:rsid="0025547c" style:font-name-asian="华文宋体" style:font-size-asian="10pt" style:font-size-complex="10pt"/>
    </style:style>
    <style:style style:name="T8" style:family="text">
      <style:text-properties fo:font-size="11pt" fo:letter-spacing="normal" style:font-name-asian="华文宋体" style:font-size-asian="11pt" style:font-size-complex="11pt"/>
    </style:style>
    <style:style style:name="T9" style:family="text">
      <style:text-properties style:language-asian="zh" style:country-asian="TW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style:font-size-asian="12pt" style:language-asian="zh" style:country-asian="TW" style:font-size-complex="12pt"/>
    </style:style>
    <style:style style:name="T12" style:family="text">
      <style:text-properties fo:letter-spacing="0.053cm"/>
    </style:style>
    <style:style style:name="T13" style:family="text">
      <style:text-properties fo:letter-spacing="0.023cm"/>
    </style:style>
    <style:style style:name="T14" style:family="text">
      <style:text-properties fo:letter-spacing="0.028cm"/>
    </style:style>
    <style:style style:name="T15" style:family="text">
      <style:text-properties fo:letter-spacing="0.118cm"/>
    </style:style>
    <style:style style:name="T16" style:family="text">
      <style:text-properties fo:letter-spacing="0.078cm"/>
    </style:style>
    <style:style style:name="T17" style:family="text">
      <style:text-properties style:text-scale="95%"/>
    </style:style>
    <style:style style:name="T18" style:family="text">
      <style:text-properties style:text-scale="99%"/>
    </style:style>
    <style:style style:name="T19" style:family="text">
      <style:text-properties fo:font-size="6.84999990463257pt" officeooo:rsid="002325b8" style:font-size-asian="6pt" style:font-size-complex="6.84999990463257pt" loext:padding="0cm" loext:border="0.06pt solid #000000"/>
    </style:style>
    <style:style style:name="T20" style:family="text">
      <style:text-properties fo:font-size="6.84999990463257pt" style:font-size-asian="6pt" style:font-size-complex="6.84999990463257pt" loext:padding="0cm" loext:border="0.06pt solid #000000"/>
    </style:style>
    <style:style style:name="T21" style:family="text">
      <style:text-properties style:font-name="Century Schoolbook" fo:font-size="6.84999990463257pt" officeooo:rsid="002325b8" style:font-name-asian="Century Schoolbook" style:font-size-asian="6pt" style:font-name-complex="Century Schoolbook" style:font-size-complex="6.84999990463257pt"/>
    </style:style>
    <style:style style:name="T22" style:family="text">
      <style:text-properties style:font-name="Century Schoolbook" fo:font-size="6.84999990463257pt" officeooo:rsid="002325b8" style:font-name-asian="Century Schoolbook" style:font-size-asian="6pt" style:font-name-complex="Century Schoolbook" style:font-size-complex="6.84999990463257pt" loext:padding="0cm" loext:border="0.06pt solid #000000"/>
    </style:style>
    <style:style style:name="T23" style:family="text">
      <style:text-properties style:font-name="Microsoft JhengHei" fo:font-size="6.84999990463257pt" officeooo:rsid="002325b8" style:font-name-asian="Microsoft JhengHei1" style:font-size-asian="6pt" style:font-name-complex="Microsoft JhengHei1" style:font-size-complex="6.84999990463257pt"/>
    </style:style>
    <style:style style:name="T24" style:family="text">
      <style:text-properties officeooo:rsid="0025547c"/>
    </style:style>
    <style:style style:name="T25" style:family="text">
      <style:text-properties fo:font-size="7pt" style:font-size-asian="7pt" style:font-size-complex="7pt"/>
    </style:style>
    <style:style style:name="T26" style:family="text">
      <style:text-properties fo:font-size="7pt" officeooo:rsid="0025547c" style:font-size-asian="7pt" style:font-size-complex="7pt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申請日期" text:name="py3o.o.bf_create_date"/>
        <text:user-field-decl office:value-type="string" office:string-value="裝機單號" text:name="py3o.o.bf_assign_no"/>
        <text:user-field-decl office:value-type="string" office:string-value="客戶名稱" text:name="py3o.o.bf_projcusname"/>
        <text:user-field-decl office:value-type="string" office:string-value="派工主旨" text:name="py3o.o.bf_assign_man_subject"/>
        <text:user-field-decl office:value-type="string" office:string-value="裝機聯絡人" text:name="py3o.o.bf_setupcontactname"/>
        <text:user-field-decl office:value-type="string" office:string-value="裝機地址" text:name="py3o.o.bf_setup_address"/>
        <text:user-field-decl office:value-type="string" office:string-value="電話" text:name="py3o.o.bf_setup_contact_phone"/>
        <text:user-field-decl office:value-type="string" office:string-value="預定裝機日" text:name="py3o.o.bf_setup_date"/>
        <text:user-field-decl office:value-type="string" office:string-value="服務類別" text:name="py3o.o.bf_servicetypename"/>
        <text:user-field-decl office:value-type="string" office:string-value="借貨需求" text:name="py3o.o.bf_borrow_need"/>
        <text:user-field-decl office:value-type="string" office:string-value="預計執行日" text:name="py3o.o.bf_assign_man_date"/>
        <text:user-field-decl office:value-type="string" office:string-value="派人" text:name="py3o.o.bf_assign_man_num"/>
        <text:user-field-decl office:value-type="string" office:string-value="派天" text:name="py3o.o.bf_assign_man_day"/>
        <text:user-field-decl office:value-type="string" office:string-value="派時" text:name="py3o.o.bf_assign_man_hour"/>
        <text:user-field-decl office:value-type="string" office:string-value="派工需求說明" text:name="py3o.o.bf_assign_man_desc"/>
        <text:user-field-decl office:value-type="string" office:string-value="工作說明" text:name="py3o.o.bf_task_desc"/>
        <text:user-field-decl office:value-type="string" office:string-value="實際執行日" text:name="py3o.o.bf_completed_date"/>
        <text:user-field-decl office:value-type="string" office:string-value="實人" text:name="py3o.o.bf_completed_man"/>
        <text:user-field-decl office:value-type="string" office:string-value="實天" text:name="py3o.o.bf_completed_day"/>
        <text:user-field-decl office:value-type="string" office:string-value="實時" text:name="py3o.o.bf_completed_hour"/>
      </text:user-field-decls>
      <text:section text:style-name="Sect1" text:name="TextSection">
        <text:p text:style-name="P33">藍新資訊 <text:s text:c="2"/>人力支援派工單</text:p>
        <text:p text:style-name="P30"/>
      </text:section>
      <text:section text:style-name="Sect1" text:name="Section2"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column table:style-name="Table1.G"/>
          <table:table-column table:style-name="Table1.H"/>
          <table:table-column table:style-name="Table1.I"/>
          <table:table-row table:style-name="Table1.1">
            <table:table-cell table:style-name="Table1.A1" table:number-columns-spanned="5" office:value-type="string">
              <text:p text:style-name="P7">申請日期: <text:user-field-get text:name="py3o.o.bf_create_date">申請日期</text:user-field-get></text:p>
            </table:table-cell>
            <table:covered-table-cell/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23">派工單號: <text:user-field-get text:name="py3o.o.bf_assign_no">裝機單號</text:user-field-get></text:p>
            </table:table-cell>
            <table:covered-table-cell/>
            <table:covered-table-cell/>
            <table:covered-table-cell/>
          </table:table-row>
          <table:table-row table:style-name="Table1.2">
            <table:table-cell table:style-name="Table1.A2" table:number-columns-spanned="2" office:value-type="string">
              <text:p text:style-name="P5">客 戶 名 稱</text:p>
            </table:table-cell>
            <table:covered-table-cell/>
            <table:table-cell table:style-name="Table1.A2" table:number-columns-spanned="3" office:value-type="string">
              <text:p text:style-name="P16"><text:user-field-get text:name="py3o.o.bf_projcusname">客戶名稱</text:user-field-get></text:p>
            </table:table-cell>
            <table:covered-table-cell/>
            <table:covered-table-cell/>
            <table:table-cell table:style-name="Table1.A2" office:value-type="string">
              <text:p text:style-name="P22">派 工 主 旨</text:p>
            </table:table-cell>
            <table:table-cell table:style-name="Table1.G2" table:number-columns-spanned="3" office:value-type="string">
              <text:p text:style-name="P16"><text:user-field-get text:name="py3o.o.bf_assign_man_subject">派工主旨</text:user-field-get></text:p>
            </table:table-cell>
            <table:covered-table-cell/>
            <table:covered-table-cell/>
          </table:table-row>
          <table:table-row table:style-name="Table1.3">
            <table:table-cell table:style-name="Table1.A2" table:number-columns-spanned="2" office:value-type="string">
              <text:p text:style-name="P6">客戶聯絡人</text:p>
            </table:table-cell>
            <table:covered-table-cell/>
            <table:table-cell table:style-name="Table1.A2" table:number-columns-spanned="3" office:value-type="string">
              <text:p text:style-name="P16"><text:user-field-get text:name="py3o.o.bf_setupcontactname">裝機聯絡人</text:user-field-get></text:p>
            </table:table-cell>
            <table:covered-table-cell/>
            <table:covered-table-cell/>
            <table:table-cell table:style-name="Table1.A2" office:value-type="string">
              <text:p text:style-name="P11">地 <text:s text:c="9"/>點</text:p>
            </table:table-cell>
            <table:table-cell table:style-name="Table1.G2" table:number-columns-spanned="3" office:value-type="string">
              <text:p text:style-name="P18"><text:user-field-get text:name="py3o.o.bf_setup_address">裝機地址</text:user-field-get></text:p>
            </table:table-cell>
            <table:covered-table-cell/>
            <table:covered-table-cell/>
          </table:table-row>
          <table:table-row table:style-name="Table1.2">
            <table:table-cell table:style-name="Table1.A2" table:number-columns-spanned="2" office:value-type="string">
              <text:p text:style-name="P5">聯 絡 電 話</text:p>
            </table:table-cell>
            <table:covered-table-cell/>
            <table:table-cell table:style-name="Table1.A2" table:number-columns-spanned="3" office:value-type="string">
              <text:p text:style-name="P18"><text:user-field-get text:name="py3o.o.bf_setup_contact_phone">電話</text:user-field-get></text:p>
            </table:table-cell>
            <table:covered-table-cell/>
            <table:covered-table-cell/>
            <table:table-cell table:style-name="Table1.A2" office:value-type="string">
              <text:p text:style-name="P14">期望派工日期</text:p>
            </table:table-cell>
            <table:table-cell table:style-name="Table1.G2" table:number-columns-spanned="3" office:value-type="string">
              <text:p text:style-name="P18"><text:user-field-get text:name="py3o.o.bf_setup_date">預定裝機日</text:user-field-get></text:p>
            </table:table-cell>
            <table:covered-table-cell/>
            <table:covered-table-cell/>
          </table:table-row>
          <table:table-row table:style-name="Table1.5">
            <table:table-cell table:style-name="Table1.A2" table:number-columns-spanned="2" office:value-type="string">
              <text:p text:style-name="P5">服 務 類 別</text:p>
            </table:table-cell>
            <table:covered-table-cell/>
            <table:table-cell table:style-name="Table1.A2" table:number-columns-spanned="3" office:value-type="string">
              <text:p text:style-name="P18"><text:user-field-get text:name="py3o.o.bf_servicetypename">服務類別</text:user-field-get></text:p>
            </table:table-cell>
            <table:covered-table-cell/>
            <table:covered-table-cell/>
            <table:table-cell table:style-name="Table1.A2" office:value-type="string">
              <text:p text:style-name="P21">借 貨 需 求</text:p>
            </table:table-cell>
            <table:table-cell table:style-name="Table1.G2" table:number-columns-spanned="3" office:value-type="string">
              <text:p text:style-name="P18"><text:user-field-get text:name="py3o.o.bf_borrow_need">借貨需求</text:user-field-get></text:p>
            </table:table-cell>
            <table:covered-table-cell/>
            <table:covered-table-cell/>
          </table:table-row>
          <table:table-row table:style-name="Table1.2">
            <table:table-cell table:style-name="Table1.A2" table:number-columns-spanned="2" office:value-type="string">
              <text:p text:style-name="P6">預估執行日期</text:p>
            </table:table-cell>
            <table:covered-table-cell/>
            <table:table-cell table:style-name="Table1.A2" table:number-columns-spanned="3" office:value-type="string">
              <text:p text:style-name="P18"><text:user-field-get text:name="py3o.o.bf_assign_man_date">預計執行日</text:user-field-get></text:p>
            </table:table-cell>
            <table:covered-table-cell/>
            <table:covered-table-cell/>
            <table:table-cell table:style-name="Table1.A2" office:value-type="string">
              <text:p text:style-name="P14">預估所需時數</text:p>
            </table:table-cell>
            <table:table-cell table:style-name="Table1.G2" table:number-columns-spanned="3" office:value-type="string">
              <text:p text:style-name="P19"><text:user-field-get text:name="py3o.o.bf_assign_man_num">派人</text:user-field-get><text:s/>人<text:tab/><text:user-field-get text:name="py3o.o.bf_assign_man_day">派天</text:user-field-get><text:span text:style-name="T14"> </text:span>天<text:tab/><text:user-field-get text:name="py3o.o.bf_assign_man_hour">派時</text:user-field-get><text:span text:style-name="T15"> </text:span>時</text:p>
            </table:table-cell>
            <table:covered-table-cell/>
            <table:covered-table-cell/>
          </table:table-row>
          <table:table-row table:style-name="Table1.7">
            <table:table-cell table:style-name="Table1.A12" table:number-columns-spanned="9" office:value-type="string">
              <text:p text:style-name="P15">派工需求說明:(業務填寫)</text:p>
              <text:p text:style-name="P15"><text:user-field-get text:name="py3o.o.bf_assign_man_desc">派工需求說明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8">
            <table:table-cell table:style-name="Table1.A8" table:number-rows-spanned="2" office:value-type="string">
              <text:p text:style-name="P17">業務部</text:p>
            </table:table-cell>
            <table:table-cell table:style-name="Table1.A8" table:number-columns-spanned="3" office:value-type="string">
              <text:p text:style-name="P22">業 務 主 管</text:p>
            </table:table-cell>
            <table:covered-table-cell/>
            <table:covered-table-cell/>
            <table:table-cell table:style-name="Table1.A8" table:number-columns-spanned="4" office:value-type="string">
              <text:p text:style-name="P20">營 運 行 銷 企 劃 部<text:span text:style-name="T25">(</text:span><text:span text:style-name="T26">Pre-Sales)</text:span></text:p>
            </table:table-cell>
            <table:covered-table-cell/>
            <table:covered-table-cell/>
            <table:covered-table-cell/>
            <table:table-cell table:style-name="Table1.A8" office:value-type="string">
              <text:p text:style-name="P24">申 <text:s/>請 <text:s/>人</text:p>
            </table:table-cell>
          </table:table-row>
          <table:table-row table:style-name="Table1.5">
            <table:covered-table-cell table:style-name="Table1.A11"/>
            <table:table-cell table:style-name="Table1.A8" table:number-columns-spanned="3" office:value-type="string">
              <text:p text:style-name="P10"/>
            </table:table-cell>
            <table:covered-table-cell/>
            <table:covered-table-cell/>
            <table:table-cell table:style-name="Table1.A8" table:number-columns-spanned="4" office:value-type="string">
              <text:p text:style-name="P10"/>
            </table:table-cell>
            <table:covered-table-cell/>
            <table:covered-table-cell/>
            <table:covered-table-cell/>
            <table:table-cell table:style-name="Table1.A8" office:value-type="string">
              <text:p text:style-name="P10"/>
            </table:table-cell>
          </table:table-row>
          <table:table-row table:style-name="Table1.8">
            <table:table-cell table:style-name="Table1.A8" table:number-rows-spanned="2" office:value-type="string">
              <text:p text:style-name="P9"><text:span text:style-name="T18">工</text:span>程部</text:p>
            </table:table-cell>
            <table:table-cell table:style-name="Table1.A8" table:number-columns-spanned="3" office:value-type="string">
              <text:p text:style-name="P21">技 術 服 務 主 管</text:p>
            </table:table-cell>
            <table:covered-table-cell/>
            <table:covered-table-cell/>
            <table:table-cell table:style-name="Table1.A8" table:number-columns-spanned="4" office:value-type="string">
              <text:p text:style-name="P22">工 程 部 主 管</text:p>
            </table:table-cell>
            <table:covered-table-cell/>
            <table:covered-table-cell/>
            <table:covered-table-cell/>
            <table:table-cell table:style-name="Table1.A8" office:value-type="string">
              <text:p text:style-name="P22">指 派 工 程 師</text:p>
            </table:table-cell>
          </table:table-row>
          <table:table-row table:style-name="Table1.3">
            <table:covered-table-cell table:style-name="Table1.A11"/>
            <table:table-cell table:style-name="Table1.A8" table:number-columns-spanned="3" office:value-type="string">
              <text:p text:style-name="P10"/>
            </table:table-cell>
            <table:covered-table-cell/>
            <table:covered-table-cell/>
            <table:table-cell table:style-name="Table1.A8" table:number-columns-spanned="4" office:value-type="string">
              <text:p text:style-name="P10"/>
            </table:table-cell>
            <table:covered-table-cell/>
            <table:covered-table-cell/>
            <table:covered-table-cell/>
            <table:table-cell table:style-name="Table1.A8" office:value-type="string">
              <text:p text:style-name="P10"/>
            </table:table-cell>
          </table:table-row>
          <table:table-row table:style-name="Table1.12">
            <table:table-cell table:style-name="Table1.A12" table:number-columns-spanned="9" office:value-type="string">
              <text:p text:style-name="P12">處理狀況說明:(工程師填寫)</text:p>
              <text:p text:style-name="P13"><text:user-field-get text:name="py3o.o.bf_task_desc">工作說明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3">
            <table:table-cell table:style-name="Table1.A13" table:number-columns-spanned="3" office:value-type="string">
              <text:p text:style-name="P27">實 際 完 成 日 期</text:p>
            </table:table-cell>
            <table:covered-table-cell/>
            <table:covered-table-cell/>
            <table:table-cell table:style-name="Table1.D13" table:number-columns-spanned="4" office:value-type="string">
              <text:p text:style-name="P27">實 際 完 成 時 數</text:p>
            </table:table-cell>
            <table:covered-table-cell/>
            <table:covered-table-cell/>
            <table:covered-table-cell/>
            <table:table-cell table:style-name="Table1.H13" table:number-columns-spanned="2" office:value-type="string">
              <text:p text:style-name="P28">工 程 師 簽 名</text:p>
            </table:table-cell>
            <table:covered-table-cell/>
          </table:table-row>
          <table:table-row table:style-name="Table1.14">
            <table:table-cell table:style-name="Table1.A13" table:number-columns-spanned="3" office:value-type="string">
              <text:p text:style-name="P29"><text:user-field-get text:name="py3o.o.bf_completed_date">實際執行日</text:user-field-get></text:p>
            </table:table-cell>
            <table:covered-table-cell/>
            <table:covered-table-cell/>
            <table:table-cell table:style-name="Table1.D13" table:number-columns-spanned="4" office:value-type="string">
              <text:p text:style-name="P26"><text:span text:style-name="T16"><text:user-field-get text:name="py3o.o.bf_completed_man">實人</text:user-field-get></text:span>人 <text:user-field-get text:name="py3o.o.bf_completed_day">實天</text:user-field-get>天 <text:span text:style-name="T17"><text:user-field-get text:name="py3o.o.bf_completed_hour">實時</text:user-field-get></text:span><text:s/>時</text:p>
            </table:table-cell>
            <table:covered-table-cell/>
            <table:covered-table-cell/>
            <table:covered-table-cell/>
            <table:table-cell table:style-name="Table1.H13" table:number-columns-spanned="2" office:value-type="string">
              <text:p text:style-name="P29"/>
            </table:table-cell>
            <table:covered-table-cell/>
          </table:table-row>
        </table:table>
        <text:p text:style-name="P32"><text:span text:style-name="T20">申請人</text:span><text:span text:style-name="T19">Odoo開單建檔</text:span><text:span text:style-name="T21">→</text:span><text:span text:style-name="T23">Pre-Sales(售前支援)</text:span><text:span text:style-name="T21">→</text:span><text:span text:style-name="T22">業務主管</text:span><text:span text:style-name="T21">→客服助理→</text:span><text:span text:style-name="T22">工程部主管簽名&amp;指派工程師</text:span><text:span text:style-name="T21">→</text:span><text:span text:style-name="T22">客服助理回填Odoo系統&amp;Google表單</text:span><text:span text:style-name="T21">→</text:span><text:span text:style-name="T22">表單給工程師</text:span><text:span text:style-name="T21">→處理完成→</text:span><text:span text:style-name="T22">交回客服助理存檔</text:span>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entury Schoolbook" svg:font-family="'Century Schoolbook'" style:font-family-generic="roman"/>
    <style:font-face style:name="Liberation Sans" svg:font-family="'Liberation Sans'" style:font-family-generic="swiss" style:font-pitch="variable"/>
    <style:font-face style:name="Microsoft JhengHei" svg:font-family="'Microsoft JhengHei'" style:font-family-generic="roman" style:font-pitch="variable"/>
    <style:font-face style:name="Microsoft JhengHei1" svg:font-family="'Microsoft Jheng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华文宋体" svg:font-family="华文宋体" style:font-pitch="variable"/>
    <style:font-face style:name="微軟正黑體" svg:font-family="微軟正黑體" style:font-family-generic="swiss" style:font-pitch="variable"/>
  </office:font-face-decls>
  <office:styles>
    <draw:gradient draw:name="Gradient_20_5" draw:display-name="Gradient 5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Microsoft JhengHei" fo:font-family="'Microsoft JhengHei'" style:font-family-generic="roman" style:font-pitch="variable" fo:language="en" fo:country="US" style:font-name-asian="Microsoft JhengHei1" style:font-family-asian="'Microsoft JhengHei'" style:font-family-generic-asian="system" style:font-pitch-asian="variable" style:language-asian="zh" style:country-asian="TW" style:font-name-complex="Microsoft JhengHei1" style:font-family-complex="'Microsoft JhengHei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Microsoft JhengHei" fo:font-family="'Microsoft JhengHei'" style:font-family-generic="roman" style:font-pitch="variable" fo:font-size="10pt" fo:language="en" fo:country="US" style:font-name-asian="Microsoft JhengHei1" style:font-family-asian="'Microsoft JhengHei'" style:font-family-generic-asian="system" style:font-pitch-asian="variable" style:font-size-asian="10pt" style:language-asian="zh" style:country-asian="TW" style:font-name-complex="Microsoft JhengHei1" style:font-family-complex="'Microsoft JhengHei'" style:font-family-generic-complex="system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Standard" style:default-outline-level="" style:class="chapter">
      <style:paragraph-properties fo:margin-left="0.834cm" fo:margin-right="0cm" fo:margin-top="0.27cm" fo:margin-bottom="0cm" style:contextual-spacing="false" fo:text-indent="0cm" style:auto-text-indent="false"/>
      <style:text-properties style:font-name="Microsoft JhengHei" fo:font-family="'Microsoft JhengHei'" style:font-family-generic="roman" style:font-pitch="variable" fo:font-size="18pt" fo:language="en" fo:country="US" fo:font-weight="bold" style:font-name-asian="Microsoft JhengHei1" style:font-family-asian="'Microsoft JhengHei'" style:font-family-generic-asian="system" style:font-pitch-asian="variable" style:font-size-asian="18pt" style:language-asian="zh" style:country-asian="TW" style:font-weight-asian="bold" style:font-name-complex="Microsoft JhengHei1" style:font-family-complex="'Microsoft JhengHei'" style:font-family-generic-complex="system" style:font-pitch-complex="variable" style:font-size-complex="18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text-properties fo:language="en" fo:country="US" style:language-asian="zh" style:country-asian="TW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style:font-name="Microsoft JhengHei" fo:font-family="'Microsoft JhengHei'" style:font-family-generic="roman" style:font-pitch="variable" fo:language="en" fo:country="US" style:font-name-asian="Microsoft JhengHei1" style:font-family-asian="'Microsoft JhengHei'" style:font-family-generic-asian="system" style:font-pitch-asian="variable" style:language-asian="zh" style:country-asian="TW" style:font-name-complex="Microsoft JhengHei1" style:font-family-complex="'Microsoft JhengHei'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125cm" style:type="center"/>
          <style:tab-stop style:position="18.24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125cm" style:type="center"/>
          <style:tab-stop style:position="18.249cm" style:type="right"/>
        </style:tab-stops>
      </style:paragraph-properties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5.078cm" fo:margin-right="4.343cm" fo:line-height="0.919cm" fo:text-align="center" style:justify-single-word="false" fo:text-indent="0cm" style:auto-text-indent="false"/>
      <style:text-properties style:font-name="Microsoft JhengHei" fo:font-family="'Microsoft JhengHei'" style:font-family-generic="roman" style:font-pitch="variable" fo:font-size="18pt" fo:language="en" fo:country="US" fo:font-weight="bold" style:font-name-asian="Microsoft JhengHei1" style:font-family-asian="'Microsoft JhengHei'" style:font-family-generic-asian="system" style:font-pitch-asian="variable" style:font-size-asian="18pt" style:language-asian="en" style:country-asian="US" style:font-weight-asian="bold" style:font-name-complex="Microsoft JhengHei1" style:font-family-complex="'Microsoft JhengHei'" style:font-family-generic-complex="system" style:font-pitch-complex="variable" style:font-size-complex="18pt" style:language-complex="ar" style:country-complex="SA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  <style:text-properties officeooo:rsid="00137178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表格2" style:family="table">
      <style:table-properties style:width="18.992cm" fo:break-before="column" table:align="left"/>
    </style:style>
    <style:style style:name="表格2.A" style:family="table-column">
      <style:table-column-properties style:column-width="18.992cm"/>
    </style:style>
    <style:style style:name="表格2.A1" style:family="table-cell">
      <style:table-cell-properties style:vertical-align="middle" fo:padding="0cm" fo:border="none" style:writing-mode="page"/>
    </style:style>
    <style:style style:name="MP1" style:family="paragraph" style:parent-style-name="Header">
      <style:paragraph-properties fo:margin-top="0.101cm" fo:margin-bottom="0.101cm" style:contextual-spacing="false" fo:line-height="0.049cm"/>
      <style:text-properties officeooo:paragraph-rsid="00137178"/>
    </style:style>
    <style:style style:name="MP2" style:family="paragraph" style:parent-style-name="Standard">
      <style:paragraph-properties fo:line-height="0.199cm"/>
      <style:text-properties officeooo:paragraph-rsid="00137178"/>
    </style:style>
    <style:style style:name="MP3" style:family="paragraph" style:parent-style-name="Footer">
      <style:paragraph-properties fo:text-align="start" style:justify-single-word="false"/>
      <style:text-properties style:font-name="微軟正黑體" fo:font-size="10pt" officeooo:paragraph-rsid="00245966" style:font-size-asian="10pt" style:font-size-complex="10pt"/>
    </style:style>
    <style:style style:name="MP4" style:family="paragraph" style:parent-style-name="Footer">
      <style:paragraph-properties fo:text-align="start" style:justify-single-word="false"/>
      <style:text-properties style:font-name="微軟正黑體" officeooo:paragraph-rsid="00245966"/>
    </style:style>
    <style:style style:name="MP5" style:family="paragraph" style:parent-style-name="Heading_20_1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8pt" officeooo:paragraph-rsid="00137178" style:font-name-asian="微軟正黑體" style:font-size-asian="18pt" style:font-name-complex="Microsoft JhengHei1" style:font-size-complex="18pt" style:text-scale="100%"/>
    </style:style>
    <style:style style:name="MP6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fo:letter-spacing="normal" fo:font-weight="bold" officeooo:paragraph-rsid="00137178" style:letter-kerning="false" style:font-name-asian="微軟正黑體" style:font-size-asian="10pt" style:font-weight-asian="bold" style:font-name-complex="Microsoft JhengHei1" style:font-size-complex="10pt" style:font-weight-complex="bold"/>
    </style:style>
    <style:style style:name="MP7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officeooo:paragraph-rsid="00137178" style:font-name-asian="微軟正黑體" style:font-size-asian="10pt" style:font-name-complex="Microsoft JhengHei1" style:font-size-complex="10pt" style:text-scale="95%"/>
    </style:style>
    <style:style style:name="MT1" style:family="text">
      <style:text-properties officeooo:rsid="00245966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size="10pt" officeooo:rsid="0025547c" style:font-size-asian="10pt" style:font-size-complex="10pt"/>
    </style:style>
    <style:style style:name="MT4" style:family="text">
      <style:text-properties fo:font-size="10pt" officeooo:rsid="00245966" style:font-size-asian="10pt" style:font-size-complex="10pt"/>
    </style:style>
    <style:style style:name="MT5" style:family="text">
      <style:text-properties fo:font-size="11pt" fo:letter-spacing="normal" style:font-name-asian="华文宋体" style:font-size-asian="11pt" style:font-size-complex="11pt"/>
    </style:style>
    <style:style style:name="MT6" style:family="text">
      <style:text-properties fo:font-size="10pt" fo:letter-spacing="normal" style:font-name-asian="华文宋体" style:font-size-asian="10pt" style:font-size-complex="10pt"/>
    </style:style>
    <style:style style:name="MT7" style:family="text">
      <style:text-properties fo:font-size="10pt" fo:letter-spacing="normal" officeooo:rsid="00245966" style:font-name-asian="华文宋体" style:font-size-asian="10pt" style:font-size-complex="10pt"/>
    </style:style>
    <style:style style:name="MT8" style:family="text">
      <style:text-properties fo:font-size="10pt" fo:letter-spacing="normal" officeooo:rsid="0025547c" style:font-name-asian="华文宋体" style:font-size-asian="10pt" style:font-size-complex="10pt"/>
    </style:style>
    <style:style style:name="MT9" style:family="text">
      <style:text-properties style:language-asian="zh" style:country-asian="TW"/>
    </style:style>
    <style:style style:name="MT10" style:family="text">
      <style:text-properties fo:font-size="12pt" style:font-size-asian="12pt" style:font-size-complex="12pt"/>
    </style:style>
    <style:style style:name="MT11" style:family="text">
      <style:text-properties fo:font-size="12pt" style:font-size-asian="12pt" style:language-asian="zh" style:country-asian="TW" style:font-size-complex="12pt"/>
    </style:style>
    <style:style style:name="MT12" style:family="text">
      <style:text-properties fo:letter-spacing="0.053cm"/>
    </style:style>
    <style:style style:name="MT13" style:family="text">
      <style:text-properties fo:letter-spacing="0.023cm"/>
    </style:style>
    <style:style style:name="M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729fcf"/>
      </style:header-style>
      <style:footer-style>
        <style:header-footer-properties fo:min-height="0.201cm" fo:margin-left="0cm" fo:margin-right="0cm" fo:margin-top="0.101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.058cm" fo:margin-bottom="0.494cm" fo:margin-left="1.058cm" fo:margin-right="1.69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表格2" table:style-name="表格2">
          <table:table-column table:style-name="表格2.A"/>
          <table:table-header-rows>
            <table:table-row table:style-name="TableLine2824603812880">
              <table:table-cell table:style-name="表格2.A1" office:value-type="string">
                <text:h text:style-name="MP5" text:outline-level="2"><draw:frame draw:style-name="Mfr1" draw:name="影像1" text:anchor-type="paragraph" svg:x="0.058cm" svg:y="0.187cm" svg:width="3.778cm" svg:height="1.653cm" draw:z-index="0"><draw:image xlink:href="Pictures/10000000000003F2000001C6D1DD3F5E0C497E57.jpg" xlink:type="simple" xlink:show="embed" xlink:actuate="onLoad" draw:mime-type="image/jpeg"/></draw:frame>藍新資訊股<text:span text:style-name="MT9">份有限</text:span>公司</text:h>
              </table:table-cell>
            </table:table-row>
            <table:table-row table:style-name="TableLine2824603810704">
              <table:table-cell table:style-name="表格2.A1" office:value-type="string">
                <text:p text:style-name="MP6"><text:span text:style-name="MT10">Neweb Information Co.,</text:span><text:span text:style-name="MT11"> </text:span><text:span text:style-name="MT10">Ltd</text:span>.</text:p>
              </table:table-cell>
            </table:table-row>
            <table:table-row table:style-name="TableLine2824603816960">
              <table:table-cell table:style-name="表格2.A1" office:value-type="string">
                <text:p text:style-name="MP7">台北市內湖區行忠路42號2號</text:p>
              </table:table-cell>
            </table:table-row>
          </table:table-header-rows>
          <table:table-row table:style-name="TableLine2824603811520">
            <table:table-cell table:style-name="表格2.A1" office:value-type="string">
              <text:p text:style-name="MP7">TEL:(02)2795-6660<text:span text:style-name="MT12"> </text:span>FAX:(02)2795-5510<text:span text:style-name="MT13"> 統一</text:span>編號:24540267</text:p>
            </table:table-cell>
          </table:table-row>
        </table:table>
        <text:p text:style-name="MP2"/>
      </style:header>
      <style:footer>
        <text:p text:style-name="MP3">文件編號：<text:span text:style-name="MT1">Z-001</text:span></text:p>
        <text:p text:style-name="MP4"><text:span text:style-name="MT2">版次：第</text:span><text:span text:style-name="MT3">2</text:span><text:span text:style-name="MT4">版</text:span><text:tab/>Page<text:page-number text:select-page="current">1</text:page-number>/<text:span text:style-name="MT5"><text:page-count>1</text:page-count></text:span><text:span text:style-name="MT5"><text:tab/></text:span><text:span text:style-name="MT6">修訂日期：</text:span><text:span text:style-name="MT7">2023/0</text:span><text:span text:style-name="MT8">2</text:span><text:span text:style-name="MT7">/</text:span><text:span text:style-name="MT8">02</text:span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odoo</meta:initial-creator>
    <dc:title>·N‚¥h—È</dc:title>
    <meta:creation-date>2021-08-27T01:53:00</meta:creation-date>
    <dc:date>2023-02-02T17:15:49.121000000</dc:date>
    <meta:editing-duration>PT4H40M42S</meta:editing-duration>
    <meta:generator>LibreOffice/7.2.5.2$Windows_X86_64 LibreOffice_project/499f9727c189e6ef3471021d6132d4c694f357e5</meta:generator>
    <meta:editing-cycles>24</meta:editing-cycles>
    <meta:document-statistic meta:table-count="2" meta:image-count="1" meta:object-count="0" meta:page-count="1" meta:paragraph-count="47" meta:word-count="347" meta:character-count="547" meta:non-whitespace-character-count="462"/>
    <meta:user-defined meta:name="AppVersion">12.0000</meta:user-defined>
    <meta:user-defined meta:name="Created" meta:value-type="date">2021-08-27T00:00:00</meta:user-defined>
    <meta:user-defined meta:name="LastSaved" meta:value-type="date">2021-08-27T00:00:00</meta:user-defined>
    <meta:template xlink:type="simple" xlink:actuate="onRequest" xlink:title="Normal" xlink:href=""/>
  </office:meta>
</office:document-meta>
</file>